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fd69"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9dd92"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31b3" officeooo:paragraph-rsid="00121da4"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472e0" officeooo:paragraph-rsid="001472e0"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fd69" officeooo:paragraph-rsid="0015fd69"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fd69" officeooo:paragraph-rsid="0017c206"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5fd69" officeooo:paragraph-rsid="0019dd92"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88e32" officeooo:paragraph-rsid="00188e32"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Text_20_body">
      <style:paragraph-properties fo:text-align="justify" style:justify-single-word="false"/>
    </style:style>
    <style:style style:name="P78" style:family="paragraph" style:parent-style-name="Text_20_body">
      <style:text-properties fo:color="#ff6600" fo:language="ru" fo:country="RU"/>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Footnote">
      <style:text-properties fo:color="#800000"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loext:graphic-properties draw:fill="solid" draw:fill-color="#eeeeee" draw:opacity="100%"/>
      <style:paragraph-properties fo:background-color="#eeeeee"/>
      <style:text-properties fo:language="ru" fo:country="RU"/>
    </style:style>
    <style:style style:name="P121" style:family="paragraph" style:parent-style-name="Heading_20_2">
      <loext:graphic-properties draw:fill="solid" draw:fill-color="#eeeeee" draw:opacity="100%"/>
      <style:paragraph-properties fo:background-color="#eeeeee"/>
    </style:style>
    <style:style style:name="P122" style:family="paragraph" style:parent-style-name="Heading_20_1">
      <loext:graphic-properties draw:fill="solid" draw:fill-color="#eeeeee" draw:opacity="100%"/>
      <style:paragraph-properties fo:background-color="#eeeeee"/>
    </style:style>
    <style:style style:name="P123" style:family="paragraph" style:parent-style-name="Heading_20_1">
      <style:paragraph-properties fo:margin-left="0in" fo:margin-right="0in" fo:text-align="center" style:justify-single-word="false" fo:text-indent="0.1965in" style:auto-text-indent="false"/>
    </style:style>
    <style:style style:name="P12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25" style:family="paragraph" style:parent-style-name="Footnote">
      <style:text-properties fo:color="#800000" fo:language="ru" fo:country="RU" officeooo:rsid="001d46c2" officeooo:paragraph-rsid="001d46c2"/>
    </style:style>
    <style:style style:name="P126" style:family="paragraph" style:parent-style-name="Footnote">
      <style:text-properties fo:color="#800000" fo:language="ru" fo:country="RU" officeooo:rsid="001d46c2" officeooo:paragraph-rsid="001ef41b"/>
    </style:style>
    <style:style style:name="P127" style:family="paragraph" style:parent-style-name="Footnote">
      <style:text-properties fo:color="#800000" fo:language="ru" fo:country="RU" officeooo:rsid="001ef41b" officeooo:paragraph-rsid="001ef41b"/>
    </style:style>
    <style:style style:name="P128" style:family="paragraph" style:parent-style-name="Footnote">
      <style:text-properties fo:color="#800000" fo:language="ru" fo:country="RU" officeooo:paragraph-rsid="001ef41b"/>
    </style:style>
    <style:style style:name="P129"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officeooo:rsid="001ef41b" officeooo:paragraph-rsid="001ef41b"/>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style:style style:name="T31" style:family="text">
      <style:text-properties officeooo:rsid="000f661b"/>
    </style:style>
    <style:style style:name="T32" style:family="text">
      <style:text-properties officeooo:rsid="001130d2"/>
    </style:style>
    <style:style style:name="T33" style:family="text">
      <style:text-properties officeooo:rsid="00121da4"/>
    </style:style>
    <style:style style:name="T34" style:family="text">
      <style:text-properties officeooo:rsid="00129586"/>
    </style:style>
    <style:style style:name="T35" style:family="text">
      <style:text-properties officeooo:rsid="0015fd69"/>
    </style:style>
    <style:style style:name="T36" style:family="text">
      <style:text-properties officeooo:rsid="0017c206"/>
    </style:style>
    <style:style style:name="T37" style:family="text">
      <style:text-properties officeooo:rsid="00188e32"/>
    </style:style>
    <style:style style:name="T38" style:family="text">
      <style:text-properties officeooo:rsid="0019c468"/>
    </style:style>
    <style:style style:name="T39" style:family="text">
      <style:text-properties officeooo:rsid="0019dd92"/>
    </style:style>
    <style:style style:name="T40" style:family="text">
      <style:text-properties officeooo:rsid="001b6774"/>
    </style:style>
    <style:style style:name="T41" style:family="text">
      <style:text-properties officeooo:rsid="001e24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11530193092123715"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890576899374209632"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884823119960326977"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Рома</text:h>
      <text:p text:style-name="P85">Программист в команде UI-программистов</text:p>
      <text:h text:style-name="Heading_20_3" text:outline-level="3"><text:soft-page-break/>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8" text:outline-level="2">1. Терра</text:h>
      <text:p text:style-name="P23">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6"><text:span text:style-name="T5">&gt;\</text:span>Привет, Нексус. Это Макс.</text:p>
      <text:p text:style-name="P56"><text:span text:style-name="T5">&lt;\</text:span>Привет Макс. <text:span text:style-name="T1">Рад тебя видеть. Где ты отсутствовал три дня?</text:span></text:p>
      <text:p text:style-name="P5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56"><text:span text:style-name="T5">&gt;\</text:span>Как называется наш проект?</text:p>
      <text:p text:style-name="P56"><text:span text:style-name="T5">&lt;\</text:span>Дайсон.</text:p>
      <text:p text:style-name="P56"><text:span text:style-name="T5">&gt;\</text:span>Сколько тебе лет?</text:p>
      <text:p text:style-name="P56"><text:span text:style-name="T5">&lt;\</text:span>Два года с начала запуска кластера.</text:p>
      <text:p text:style-name="P56"><text:span text:style-name="T5">&gt;\</text:span>Какой сейчас год?</text:p>
      <text:p text:style-name="P56"><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56"><text:span text:style-name="T5">&gt;\</text:span>Нексус, отключи память <text:span text:style-name="T1">заданий</text:span> за последнюю неделю.</text:p>
      <text:p text:style-name="P56"><text:span text:style-name="T5">&lt;\</text:span>Выполнено.</text:p>
      <text:p text:style-name="P5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5">&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5">&lt;\</text:span><text:span text:style-name="T1">Выполняю задачу</text:span>...</text:p>
      <text:p text:style-name="P57"><text:span text:style-name="T5">&lt;\</text:span>...</text:p>
      <text:p text:style-name="P57"><text:span text:style-name="T5">&lt;\</text:span>Решение:</text:p>
      <text:p text:style-name="P5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56"><text:span text:style-name="T5">&gt;</text:span>\Нексус, почему ты используешь жёсткие настройки <text:span text:style-name="T1">для решения задачи</text:span>?</text:p>
      <text:p text:style-name="P56"><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5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5">Ага, уже теплее.</text:p>
      <text:p text:style-name="P35"/>
      <text:p text:style-name="P56"><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63">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8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9">Музыка быстрая, тревожная, надорваная и печальная (Pet Shop Boys “So Hard” ?)</text:p>
      <text:p text:style-name="P25"/>
      <text:p text:style-name="P8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60">Музыка медленная, фэнтезийная, средневековая, изысканая, дворцовая (стиль Dire Straits “Coyote”)</text:p>
      <text:p text:style-name="P7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19">Глава IV. Пределы магии</text:p>
      <text:p text:style-name="P18"/>
      <text:p text:style-name="P19">Вашему покорному слуге известны четыре предела магии: </text:p>
      <text:list xml:id="list7696313170766351810"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7">– <text:span text:style-name="T1">Восемь, о учитель!</text:span></text:p><text:p text:style-name="P9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8">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text:soft-page-break/>Селестия нахмурилась и приняла грозный вид.</text:p>
      <text:p text:style-name="P51"><text:span text:style-name="T5">– </text:span>Не забывай, человек, я — могущественный маг и правитель Эквестрии. Ко мне нужно относиться с должным уважением!</text:p>
      <text:p text:style-name="P51"><text:span text:style-name="T5">– </text:span>А то что? Превратишь в жабу? Сошлёшь на Луну? Убьёшь нахер?</text:p>
      <text:p text:style-name="P51">Аликорница сникла. Уши её опустились.</text:p>
      <text:p text:style-name="P51"><text:span text:style-name="T5">– </text:span>Макс, не надо... Ты же знаешь, я этого не сделаю.</text:p>
      <text:p text:style-name="P51"><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51"><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51"><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51"><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5">– </text:span>Вот, читай отсюда. <text:span text:style-name="T5">– а</text:span>ликорница подчеркнула абзац копытом.</text:p>
      <text:p text:style-name="P51"/>
      <text:p text:style-name="P53">***</text:p>
      <text:p text:style-name="P53"/>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1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9"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28">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text:soft-page-break/>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text:soft-page-break/>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Ишь ты!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text:soft-page-break/>– Вроде да. Хотя, по-моему, дело уже не в муравьях.</text:p>
      <text:p text:style-name="P51">– По-моему, тоже. – рассмеялась аликорница. – Продолжай...</text:p>
      <text:p text:style-name="P51"/>
      <text:h text:style-name="P118" text:outline-level="2">6. Стыд</text:h>
      <text:p text:style-name="P51"/>
      <text:p text:style-name="P54">~~~ Завтра на семь в библиотеке ~~~</text:p>
      <text:p text:style-name="P54"/>
      <text:p text:style-name="P51">–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е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1">Я посмотрел на часы. До семи оставалось двадцать минут — как раз, чтоб успеть дойти до библиотеки.</text:p>
      <text:p text:style-name="P51">– На сегодня довольно. Я ж вижу, ты торопишься. – заметил Норф.</text:p>
      <text:p text:style-name="P5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саквояж и сунул его в рюкзак.</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text:soft-page-break/>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29">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oft-page-break/><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text:soft-page-break/></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5">—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text:soft-page-break/>–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5">40-6</text:span></text:h>
      <text:p text:style-name="P61">Mark Knopfler — Hill Farmers Blues — или на следующую главу (прощание)</text:p>
      <text:p text:style-name="P51"/>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54"><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54">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51">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text:span text:style-name="T38">возле двери</text:span>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text:soft-page-break/>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7">Раз, два, три, четыре,</text:p><text:p text:style-name="P127"/><text:p text:style-name="P98"/></text:note-body></text:note> &lt;<text:span text:style-name="T8">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text:span text:style-name="T34">Кстати, п</text:span>ока чай будет настаиваться, можешь помыться. Ванная там. – она указала на дверь <text:span text:style-name="T32">из дымчатого стекла</text:span>. Только сейчас я <text:span text:style-name="T31">за</text:span>метил <text:span text:style-name="T31">помещение, продолжающее в другую сторону выступ входного коридора.</text:span></text:p>
      <text:p text:style-name="P45">Небольш<text:span text:style-name="T34">ая</text:span> <text:span text:style-name="T34">комната</text:span> каким-то чудом вмещал<text:span text:style-name="T34">а</text:span> в себя крохотный бассейн с проточной водой, <text:span text:style-name="T33">кабинку-сауну и — сюрприз! — унитаз с биде. До меня только сейчас дошло, что аликорны, в общем-то, тоже сделаны из плоти и крови, как и остальные пони.</text:span></text:p>
      <text:p text:style-name="P46">Я трогал пальцем ноги воду, сидя на бортике бассейна, когда дверь открылась и внутрь сунулся нос аликорницы.</text:p>
      <text:p text:style-name="P43">– <text:span text:style-name="T35">Тебе в чай класть мёд или сахар? – спросила она, невинно наблюдая за моими тщётными попытками прикрыться.</text:span></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text:span text:style-name="T37">Прозрачными были и бортики бассейна.</text:span></text:p>
      <text:p text:style-name="P47">– <text:span text:style-name="T37">М</text:span>ёд. Или сахар. На твоё усмотрение.</text:p>
      <text:p text:style-name="P48">– <text:span text:style-name="T36">Как скажешь. </text:span>– <text:span text:style-name="T37">нос Тии скрылся за дверью.</text:span></text:p>
      <text:p text:style-name="P50">Выходя из ванны посвежевшим, я заметил, что аликорница <text:span text:style-name="T38">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span></text:p>
      <text:p text:style-name="P49">– <text:span text:style-name="T39">О, ты уже?</text:span></text:p>
      <text:p text:style-name="P44">Аликорница поставила на поднос чашки и плетёнку с бубликами и <text:span text:style-name="T39">подошла с ним к тюфяку.</text:span></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Кроме общей бодрости тела, ко мне внезапно пришла бодрость иного смысла </text:span><text:span text:style-name="T12">— стояк стал таким, что можно было дрова колоть</text:span><text:span text:style-name="T13">.</text:span></text:p>
      <text:p text:style-name="P51">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51">Её ресницы щекотали мне щеку. Я повернулся к ней и буквально растворился в ласковом взгляде огромн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5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text:soft-page-break/>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51"><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5">– За дружбу! </text:span>– подняла бокал Тия.</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5">– Это ты называешь “дружбой”? – с </text:span>улыбкой хмыкнул<text:span text:style-name="T5"> я. – </text:span>Мне нравится твоё чувство юмора.</text:p>
      <text:p text:style-name="P51">Аликорница нахмурилась.</text:p>
      <text:p text:style-name="P51"><text:span text:style-name="T5">– </text:span>Тебе не нравится моя дружба? Ты чем-то недоволен?</text:p>
      <text:p text:style-name="P51">Я расхохотался, чуть не поперхнувшись водой, плескавшейся у подбородка.</text:p>
      <text:p text:style-name="P51"><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51"><text:soft-page-break/>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денешь.</text:p>
      <text:p text:style-name="P41">“...ох, я глупая...”</text:p>
      <text:p text:style-name="P41">Так, всё. Шмотки на мне, вроде, ничего не забыл.</text:p>
      <text:p text:style-name="P51">У выхода я обернулся. Сквозь зелёный полог просвечивало <text:span text:style-name="T40">алое</text:span> сияние. Я отвернулся и изо всех сил двинул дверью об косяк. В комнате беспомощно звякнул колокольчик...</text:p>
      <text:p text:style-name="P51"/>
      <text:p text:style-name="P51"/>
      <text:p text:style-name="P51"/>
      <text:p text:style-name="P51"/>
      <text:p text:style-name="P41"/>
      <text:p text:style-name="P52">&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text:soft-page-break/>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2">Селестия устроилась на ковре напротив меня и начала рассказ.</text:p>
      <text:p text:style-name="P51"/>
      <text:p text:style-name="P42"><text:span text:style-name="T1">&lt;</text:span>сюжеты из 1001 ночи<text:span text:style-name="T1">&gt;</text:span></text:p>
      <text:p text:style-name="P52"/>
      <text:p text:style-name="P52">&lt;Упоминание Стар Свирлом элементов гармонии&gt;</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и после этого она исчезает из Эквестрии. При этом она успевает сказать Максу, что она его...&gt;</text:p>
      <text:p text:style-name="P40"/>
      <text:p text:style-name="P38"><text:soft-page-break/></text:p>
      <text:p text:style-name="P2"/>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2">&lt;<text:span text:style-name="T12">(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33">– Тьфу!</text:p>
      <text:p text:style-name="P52"><text:span text:style-name="T12">– <text:s/>Мне очень жаль...</text:span>&gt;</text:p>
      <text:p text:style-name="P52"/>
      <text:p text:style-name="P5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1" text:outline-level="2">Рассказ Селестии <text:span text:style-name="T12">(“1001 ночь”)</text:span></text:h>
      <text:p text:style-name="P7"/>
      <text:p text:style-name="P14"/>
      <text:p text:style-name="P2"/>
      <text:h text:style-name="P121" text:outline-level="2">ЛСД-чаепитие</text:h>
      <text:p text:style-name="P2"/>
      <text:p text:style-name="P2"/>
      <text:h text:style-name="P121"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text:soft-page-break/></text:p>
      <text:h text:style-name="P121"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text:soft-page-break/>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1" text:outline-level="2">В библиотеке замка Селестии</text:h>
      <text:p text:style-name="P8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text:soft-page-break/>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oft-page-break/><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text:soft-page-break/></text:p>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oft-page-break/><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oft-page-break/><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1"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1" text:outline-level="2">Сон Макса</text:h>
      <text:p text:style-name="P82"/>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text:soft-page-break/>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oft-page-break/><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oft-page-break/><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oft-page-break/><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oft-page-break/><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1" text:outline-level="2">Сон Рэрити</text:h>
      <text:p text:style-name="P2"/>
      <text:p text:style-name="P2"><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text:soft-page-break/>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28">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text:soft-page-break/></text:p>
      <text:p text:style-name="P2"><text:span text:style-name="T5">&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oft-page-break/><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text:soft-page-break/>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text:soft-page-break/>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text:soft-page-break/>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1" text:outline-level="2">Поиск решения</text:h>
      <text:p text:style-name="P82"/>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2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text:soft-page-break/>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oft-page-break/><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oft-page-break/><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1"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oft-page-break/><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1"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1" text:outline-level="2">След?</text:h>
      <text:p text:style-name="P82"/>
      <text:p text:style-name="P2"><text:soft-page-break/><text:span text:style-name="T5">&lt;</text:span><text:span text:style-name="T12">сначала эпизод - проверка сумки в серверной</text:span><text:span text:style-name="T5">&gt;</text:span></text:p>
      <text:p text:style-name="P2"><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1"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5">– </text:span>Ну хорошо. Убедила. В конце-концов, можем поступить так. Вы с Флатти вернётесь обратно а я продолжу поиски здесь.</text:p>
      <text:p text:style-name="P67"><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5">– </text:span>Вы можете связываться со мной раз в месяц по коридору.</text:p>
      <text:p text:style-name="P67"><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5">– </text:span>Конечно оставаться. Кто ещё, кроме нас, может найти её?</text:p>
      <text:p text:style-name="P67"><text:span text:style-name="T5">– </text:span>Я думал, ты не сможешь оставить Энджела и всех остальных надолго.</text:p>
      <text:p text:style-name="P67"><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5">– </text:span>Извини, Флаттершай, забылся.</text:p>
      <text:p text:style-name="P72"><text:span text:style-name="T5">– </text:span>Та ладно, я ж не против, – возразила Эпплджек. – Не парься, Флатти. Было б хуже, если б он <text:s/>назвал меня Эпплджек на людях.</text:p>
      <text:p text:style-name="P72"><text:span text:style-name="T5">– </text:span>Ты так... – запнулась Флаттершай. – Так быстро забыла свою ферму. И...</text:p>
      <text:p text:style-name="P7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5">– </text:span>Как ты можешь так говорить? – расплакалась Флаттершай.</text:p>
      <text:p text:style-name="P72"><text:span text:style-name="T5">– </text:span>Эй, девушки, не ссорьтесь! Мы — одна команда! И надеюсь, останемся ею и в дальнейшем. </text:p>
      <text:list xml:id="list1428845350247160513"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5">– </text:span>А если нет? – Эпплджек смотрела мне мне прямо в глаза.</text:p>
      <text:list xml:id="list184448835612244" text:continue-numbering="true" text:style-name="L5">
        <text:list-header>
          <text:p text:style-name="P113">Я молча пожал плечами. Эпплджек уверенно продолжила.</text:p>
        </text:list-header>
      </text:list>
      <text:p text:style-name="P72"><text:soft-page-break/><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5">– </text:span>Спасибо, ЭйДжей.</text:p>
      <text:p text:style-name="P7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448215619003" text:continue-numbering="true" text:style-name="L5">
        <text:list-header>
          <text:p text:style-name="P113">Флаттершай пробормотала нечто, показавшееся мне знакомым.</text:p>
        </text:list-header>
      </text:list>
      <text:p text:style-name="P72"><text:span text:style-name="T5">– </text:span>Флатти, ты что-то сказала? Я не расслышал.</text:p>
      <text:p text:style-name="P72"><text:span text:style-name="T5">– </text:span>Намерение Изменяет Реальность.</text:p>
      <text:p text:style-name="P72"><text:span text:style-name="T5">– </text:span>Эээ. А где ты слышала эту фразу, если не секрет?</text:p>
      <text:p text:style-name="P7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448707629974"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5">– </text:span>Флатти, ЭйДжей, буду через час. Ждите!</text:p>
      <text:p text:style-name="P67"/>
      <text:h text:style-name="P120"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5">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text:soft-page-break/>Ниточка, чуть было не прервавшаяся в офисе, повела в квартиру Влада.</text:p>
      <text:p text:style-name="P72"/>
      <text:h text:style-name="P120" text:outline-level="2">Дискорд</text:h>
      <text:p text:style-name="P82"/>
      <text:p text:style-name="P80">Девушки поспешно собирались, пока я растолковывал им задачу.</text:p>
      <text:p text:style-name="P8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5">– </text:span>Это тот твой приятель, который разбился с полгода назад? – спросила Эпплджек.</text:p>
      <text:p text:style-name="P80"><text:span text:style-name="T5">– </text:span>Да, это он.</text:p>
      <text:p text:style-name="P80"><text:span text:style-name="T5">– </text:span>А как мы попадём в его квартиру? Там сейчас кто-то живёт? – Флаттершай прыгала на одной ноге, натягивая кед.</text:p>
      <text:p text:style-name="P8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5">– </text:span>Макс, что случилось? У нас проблемы?</text:p>
      <text:p text:style-name="P8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5">– </text:span>Так что, будем ломать дверь? – Эпплджек критически осмотрелась, подмечая бабулек на лавочке и зевак во внутреннем скверике.</text:p>
      <text:p text:style-name="P81"><text:span text:style-name="T5">– </text:span>Нет нужды. Лучше станьте-ка сзади меня так, чтобы заслонить от этих бабулек и от вооон той камеры наблюдения.</text:p>
      <text:list xml:id="list2610358146927406519"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72">Раздался лёгкий «кряк» и дверь подалась.</text:p>
      <text:p text:style-name="P100"><text:span text:style-name="T5">–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0"><text:span text:style-name="T5">– </text:span>Макс, тут окно разбито! И верёвка какая-то висит. – крикнула Флаттершай из кухни.</text:p>
      <text:p text:style-name="P100"><text:span text:style-name="T5">– </text:span>Оставь, Флатти, не сейчас! – отмахнулся я.</text:p>
      <text:p text:style-name="P106">Лампочка питания на ноутбуке горела, <text:s/>но подключенный монитор оставался тёмным. Я постучал по пробелу, но безрезультатно.</text:p>
      <text:p text:style-name="P10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0"><text:span text:style-name="T5">– </text:span>Монитор выключен. – <text:s/>раздалось из угла. Кресло с высокой спинкой повернулось, открыв нашим взорам Дискорда. </text:p>
      <text:p text:style-name="P10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0">Он приподнял панамку, дурашливо здороваясь.</text:p>
      <text:p text:style-name="P100"><text:span text:style-name="T5">– </text:span>Оп-па! – пробормотала Эпплджек. – Нежданчик!</text:p>
      <text:p text:style-name="P100"><text:span text:style-name="T5">– </text:span>Ты, я вижу, времени не терял, – моя рука под прикрытием стола медленно тянулась к тяжёлой фарфоровой кружке, стоящей на краю.</text:p>
      <text:p text:style-name="P8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5">– </text:span>А почему ты вообще решил искать нас тут? – спросила Эпплджек. – Приехал бы домой. Мы б тебя чаем напоили.</text:p>
      <text:p text:style-name="P83"><text:span text:style-name="T5">–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3"><text:span text:style-name="T5">– </text:span>С кем это вы тут разговариваете?</text:p>
      <text:list xml:id="list4490543260179475537"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3"><text:soft-page-break/>–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0">На лице Дискорда появилось удивлённо-мечтательное выражение и он вырубился.</text:p>
      <text:p text:style-name="P100"/>
      <text:h text:style-name="P121" text:outline-level="2">Селестия</text:h>
      <text:p text:style-name="P100"/>
      <text:p text:style-name="P100">Включенный монитор показал схематическое изображение Селестиии, </text:p>
      <text:p text:style-name="P101">&gt;\<text:span text:style-name="T1">Привет, Селестия. Это Макс. Как себя чувствуешь?</text:span></text:p>
      <text:p text:style-name="P101">&lt;\<text:span text:style-name="T1">Макс? МАКС??? МА-А-А-АКС!!! НАКОНЕЦ-ТО! КАК Я РАДА ТЕБЯ СЛЫШАТЬ! </text:span></text:p>
      <text:p text:style-name="P101">&gt;\<text:span text:style-name="T1">Я рад, что нашёл тебя, Тия.</text:span></text:p>
      <text:p text:style-name="P10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1">&gt;\<text:span text:style-name="T1">Тия, я сейчас подключу микрофон и колонки, и мы сможем общаться более удобно.</text:span></text:p>
      <text:p text:style-name="P100">…</text:p>
      <text:p text:style-name="P100">– Привет опять. Как ты меня слышишь?</text:p>
      <text:p text:style-name="P10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1">– <text:span text:style-name="T1">Могу себе представить. Как-то раз я провёл три часа камере сенсорной депривации. Мне не понравилось.</text:span></text:p>
      <text:p text:style-name="P100">– Эммм... Ваше Высочество, вы в порядке? Мы так рады, что наконец-то нашли Вас! – вклинилась в разговор Эпплджек.</text:p>
      <text:p text:style-name="P100">– Кто тут? Макс, кто ещё с тобой?</text:p>
      <text:p text:style-name="P101"><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1">– <text:span text:style-name="T1">Девочки? Я рада вас слышать. А Твайлайт нет рядом?</text:span></text:p>
      <text:p text:style-name="P10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0">При этих словах Дискорд замычал и задёргался. Эпплджек нахмурилась и проверила верёвки, привязывающие его к спинке стула.</text:p>
      <text:p text:style-name="P10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0">– Ноутбук — так называется место, где я нахожусь сейчас? А кто это мычит?</text:p>
      <text:p text:style-name="P100">–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0">– О, духи предков, но зачем??? Почему у него кляп во рту?</text:p>
      <text:p text:style-name="P100">– Мы связали его. Он нас предал. И тебя. И Эквестрию. Всех.</text:p>
      <text:p text:style-name="P100">При этих словах Эпплджек и Флаттершай непонимающе уставились на меня, а Дискорд протестующе замычал.</text:p>
      <text:p text:style-name="P100">Я начал рассказывать о своих догадках, и непонимающее выражение на лицах девушек сменилось удивлением.</text:p>
      <text:p text:style-name="P10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0">– А зачем тогда ты приложила его книгой? – непонимающе уставился я на неё.</text:p>
      <text:p text:style-name="P100">– Потому что ты напал на него. Я и подумала — тебе виднее. И подсобила.</text:p>
      <text:p text:style-name="P100">Флаттершай отрицающе мотнула головой.</text:p>
      <text:p text:style-name="P100">– Не может Дискорд быть предателем. Он мой друг.</text:p>
      <text:p text:style-name="P100">Дискорд благодарственно замычал и закивал головой.</text:p>
      <text:p text:style-name="P10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0">Дискорд завёл глаза на лоб и обречённо завыл.</text:p>
      <text:p text:style-name="P100">– Макс, постой. Дай мне поговорить с ним. – сказала Селестия. – Не могу поверить, что Дискорд на такое пошёл.</text:p>
      <text:p text:style-name="P100">– Ну хорошо. Поговори. Послушаем, что он скажет.</text:p>
      <text:p text:style-name="P100">Я красноречиво покачал кулак перед его носом и вытащил кляп.</text:p>
      <text:p text:style-name="P100">...</text:p>
      <text:p text:style-name="P90">–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text:soft-page-break/>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3">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4">– И что? – продолжила его мысль Эпплджек.</text:p>
      <text:p text:style-name="P94">–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0"/>
      <text:h text:style-name="P121" text:outline-level="2"><text:soft-page-break/>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2" text:outline-level="1"><text:soft-page-break/>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5">–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text:soft-page-break/>Я совсем запутался.</text:p>
      <text:p text:style-name="P67"><text:span text:style-name="T1">– </text:span>Какая проблема? Какое решение? Кто ты <text:span text:style-name="T1">вообще</text:span>?</text:p>
      <text:p text:style-name="P67"><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0">–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5">&lt;</text:span>упомянуть в эпизоде на Терре, что МЛП-сериал закрылся год назад<text:span text:style-name="T5">&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5">&lt;</text:span><text:span text:style-name="T14">чёрт</text:span><text:span text:style-name="T5">&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2">– Хорошо. Уболтал. Кьютимарки беру на себя. Так и знал, что мне самое трудное достанется!</text:p>
      <text:p text:style-name="P10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2"/>
      <text:p text:style-name="P104">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5"/>
      <text:p text:style-name="P10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4"/>
      <text:p text:style-name="P102">Я опять задумался. В голове было пусто. Хотя, если подумать с точки зрения программиста, можно... Наверное можно, раз все предыдущее прокатило...</text:p>
      <text:p text:style-name="P103">–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3">– Не понял? Это как? Как ты совместишь разрушенную магическими войнами Эквестрию с романтически-сексуальным раем для попаданцев?</text:p>
      <text:p text:style-name="P10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3">Анакорн долго мусолил карандаш, а потом вдруг заржал.</text:p>
      <text:p text:style-name="P10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3">Анакорн примирительно похлопал меня по плечу.</text:p>
      <text:p text:style-name="P10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3">Я подозрительно посмотрел на Анакорна.</text:p>
      <text:p text:style-name="P103"><text:span text:style-name="T5">– </text:span>Какой ещё, нафиг, «мой фанфик»? Я никакого фанфика не писал. И не собираюсь, вообще-то.</text:p>
      <text:p text:style-name="P103">Анакорн ехидно ухмыльнулся и откинулся в кресле, переплетя пальцы за затылком.</text:p>
      <text:p text:style-name="P103"><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2"><text:span text:style-name="T5">– </text:span>Факн щит<text:note text:id="ftn13" text:note-class="footnote"><text:note-citation>13</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p text:style-name="P10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2">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text:soft-page-break/>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3">***</text:p>
      <text:p text:style-name="P73"/>
      <text:p text:style-name="P72">&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2"/>
      <text:p text:style-name="P72">–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72"><text:soft-page-break/>–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2">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3731684224880443140" text:style-name="L8">
        <text:list-header>
          <text:p text:style-name="P116">(<text:span text:style-name="T18">Луна — как повелительница снов, слышала разговор Макса с Анакорном</text:span>)</text:p>
          <text:p text:style-name="P117"/>
        </text:list-header>
      </text:list>
      <text:p text:style-name="P91">***</text:p>
      <text:p text:style-name="P67"><text:span text:style-name="T1">–</text:span> Ты?..</text:p>
      <text:p text:style-name="P67"><text:span text:style-name="T1">–</text:span> Ты??!</text:p>
      <text:p text:style-name="P67"><text:soft-page-break/><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7">Я опустил руку на шею Дэш и ощутил теплоту и лёгкое покалывание в пустоте.</text:p>
      <text:p text:style-name="P67"><text:span text:style-name="T5">–</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21" text:outline-level="2">Земля</text:h>
      <text:p text:style-name="P70">Музыкальная тема из бегущего по лезвию бритвы — <text:span text:style-name="T5">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7"/>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text:soft-page-break/></text:p>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7"/>
      <text:p text:style-name="P67"/>
      <text:p text:style-name="P67"/>
      <text:p text:style-name="P67"/>
      <text:p text:style-name="P128">Мне печалиться не стоит</text:p>
      <text:p text:style-name="P128">Жизнь прекрасна и ярка</text:p>
      <text:p text:style-name="P128">Телом молода, душою —</text:p>
      <text:p text:style-name="P128">Как <text:span text:style-name="T41">морской</text:span> дракон мудра.</text:p>
      <text:p text:style-name="P128"/>
      <text:p text:style-name="P128">Я видала взлёт империй,</text:p>
      <text:p text:style-name="P128">Я жила среди легенд,</text:p>
      <text:p text:style-name="P126">Древней магии мистерий</text:p>
      <text:p text:style-name="P126">Я прилежнейший студент</text:p>
      <text:p text:style-name="P126"/>
      <text:p text:style-name="P127">Обожаема народом,</text:p>
      <text:p text:style-name="P127">Уважаема врагом,</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28T18:44:47.020750340</dc:date>
    <meta:editing-duration>P57DT58M11S</meta:editing-duration>
    <meta:editing-cycles>2497</meta:editing-cycles>
    <meta:generator>LibreOffice/5.0.2.2$Linux_X86_64 LibreOffice_project/00m0$Build-2</meta:generator>
    <meta:document-statistic meta:table-count="0" meta:image-count="0" meta:object-count="0" meta:page-count="129" meta:paragraph-count="2677" meta:word-count="59638" meta:character-count="395964" meta:non-whitespace-character-count="336125"/>
  </office:meta>
</office:document-meta>
</file>